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paragraph-properties fo:line-height="150%"/>
      <style:text-properties fo:color="#010100" style:font-name="Times New Roman" fo:font-size="14pt" fo:language="en" fo:country="US" style:font-size-asian="14pt" style:font-size-complex="14pt"/>
    </style:style>
    <style:style style:name="P2" style:family="paragraph" style:parent-style-name="Text_20_body">
      <style:paragraph-properties fo:line-height="150%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Text_20_body">
      <style:paragraph-properties fo:line-height="150%"/>
      <style:text-properties style:font-name="Times New Roman" fo:font-size="14pt" fo:language="en" fo:country="US" style:font-size-asian="14pt" style:font-size-complex="14pt"/>
    </style:style>
    <style:style style:name="P4" style:family="paragraph" style:parent-style-name="Text_20_body">
      <style:paragraph-properties fo:line-height="150%"/>
      <style:text-properties style:font-name="Times New Roman2" fo:font-size="14pt" fo:language="en" fo:country="US" style:font-size-asian="14pt" style:font-size-complex="14pt"/>
    </style:style>
    <style:style style:name="P5" style:family="paragraph" style:parent-style-name="Text_20_body">
      <style:paragraph-properties fo:margin-left="0cm" fo:margin-right="0cm" fo:margin-top="0.212cm" fo:margin-bottom="0cm" fo:line-height="150%" fo:text-indent="0cm" style:auto-text-indent="false"/>
      <style:text-properties fo:color="#010100" fo:font-size="14pt" style:font-size-asian="14pt" style:font-size-complex="14pt"/>
    </style:style>
    <style:style style:name="P6" style:family="paragraph" style:parent-style-name="Text_20_body">
      <style:paragraph-properties fo:line-height="150%" fo:background-color="transparent">
        <style:background-image/>
      </style:paragraph-properties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Text_20_body" style:list-style-name="L1">
      <style:paragraph-properties fo:line-height="150%"/>
      <style:text-properties fo:color="#010100" style:font-name="Times New Roman" fo:font-size="14pt" fo:language="en" fo:country="US" style:font-size-asian="14pt" style:font-size-complex="14pt"/>
    </style:style>
    <style:style style:name="P8" style:family="paragraph" style:parent-style-name="Text_20_body" style:list-style-name="L1">
      <style:paragraph-properties fo:line-height="150%"/>
      <style:text-properties fo:color="#010100" fo:font-size="14pt" style:font-size-asian="14pt" style:font-size-complex="14pt"/>
    </style:style>
    <style:style style:name="P9" style:family="paragraph" style:parent-style-name="Text_20_body" style:list-style-name="L1">
      <style:paragraph-properties fo:line-height="150%"/>
      <style:text-properties fo:color="#010100" fo:font-size="14pt" fo:language="en" fo:country="US" style:font-size-asian="14pt" style:font-size-complex="14pt"/>
    </style:style>
    <style:style style:name="P10" style:family="paragraph" style:parent-style-name="Text_20_body" style:list-style-name="L2">
      <style:paragraph-properties fo:line-height="150%"/>
      <style:text-properties fo:font-size="14pt" style:font-size-asian="14pt" style:font-size-complex="14pt"/>
    </style:style>
    <style:style style:name="P11" style:family="paragraph" style:parent-style-name="Text_20_body" style:list-style-name="L2">
      <style:paragraph-properties fo:line-height="150%"/>
      <style:text-properties style:font-name="Times New Roman" fo:font-size="14pt" fo:language="en" fo:country="US" style:font-size-asian="14pt" style:font-size-complex="14pt"/>
    </style:style>
    <style:style style:name="P12" style:family="paragraph" style:parent-style-name="Text_20_body" style:list-style-name="L3">
      <style:paragraph-properties fo:line-height="150%"/>
      <style:text-properties style:font-name="Times New Roman" fo:font-size="14pt" fo:language="en" fo:country="US" style:font-size-asian="14pt" style:font-size-complex="14pt"/>
    </style:style>
    <style:style style:name="P13" style:family="paragraph" style:parent-style-name="Text_20_body" style:list-style-name="L3">
      <style:paragraph-properties fo:line-height="150%"/>
      <style:text-properties style:font-name="Times New Roman" fo:font-size="14pt" fo:language="ru" fo:country="RU" style:font-size-asian="14pt" style:font-size-complex="14pt"/>
    </style:style>
    <style:style style:name="P14" style:family="paragraph" style:parent-style-name="Heading_20_1">
      <style:text-properties style:font-name="Times New Roman2" fo:font-size="18pt" fo:language="en" fo:country="US" style:font-size-asian="18pt" style:font-size-complex="1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style:font-name="Times New Roman" fo:language="ru" fo:country="RU"/>
    </style:style>
    <style:style style:name="T4" style:family="text">
      <style:text-properties style:font-name="Times New Roman" fo:language="en" fo:country="US"/>
    </style:style>
    <style:style style:name="T5" style:family="text">
      <style:text-properties fo:color="#010100"/>
    </style:style>
    <style:style style:name="T6" style:family="text">
      <style:text-properties fo:color="#010100" fo:language="en" fo:country="US"/>
    </style:style>
    <style:style style:name="T7" style:family="text">
      <style:text-properties style:font-name="Times New Roman2" fo:language="en" fo:country="US"/>
    </style:style>
    <style:style style:name="T8" style:family="text">
      <style:text-properties style:font-name="Times New Roman2" fo:language="en" fo:country="US" fo:background-color="transparent"/>
    </style:style>
    <style:style style:name="T9" style:family="text">
      <style:text-properties fo:background-color="transparen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14" text:outline-level="1">General information on SimInTech</text:h>
          </table:table-cell>
        </table:table-row>
        <table:table-row table:style-name="Table1.2">
          <table:table-cell table:style-name="Table1.A2" office:value-type="string">
            <text:p text:style-name="P6"><text:span text:style-name="T7">SimInTech is software environment based on technologies o</text:span><text:span text:style-name="T8">f “MVTU” Software System of 4.0 version (MVTU-4 Software System).</text:span><text:span text:style-name="T9"> </text:span></text:p>
            <text:p text:style-name="P4">SimInTech environment belongs to computer-aided drawing programs (CAD) of logic and dynamic systems described in input-output relations as well as to means of computerized dynamic calculations (DCC).</text:p>
            <text:p text:style-name="P2"><text:span text:style-name="T1">SimInTech</text:span><text:span text:style-name="T5"> </text:span><text:span text:style-name="T6">is intended for detailed investigation and analysis of non-stationary processes in nuclear and thermal power plants, in automatic control systems, in servo drives and robots and, generally, in any technical systems, whose dynamics can be described as a system of algebraic-differential equations and/or implemented by methods of structured modeling. </text:span></text:p>
            <text:p text:style-name="P1">It can:</text:p>
            <text:list xml:id="list5145315319107506664" text:style-name="L1">
              <text:list-item>
                <text:p text:style-name="P7">be applied for modeling non-stationary processes in physics, in electric engineering, in dynamics of machines and machinery, in astronomy, etc., as well as for solving<text:line-break/>non-stationary boundary-value problems (thermal conductivity, hydrodynamics and others);</text:p>
              </text:list-item>
              <text:list-item>
                <text:p text:style-name="P8"><text:span text:style-name="T1">function in multi-computer modeling complexes including systems of remote access to process and information resources</text:span>;</text:p>
              </text:list-item>
              <text:list-item>
                <text:p text:style-name="P9">function as CAD in the process of team operations and product (project) life cycle management with model-oriented approach to designing process. </text:p>
              </text:list-item>
            </text:list>
            <text:p text:style-name="P5"><text:span text:style-name="T1">It has no analogues among Russian software; such software products as SimuLink, MATRIX, VisSim, SimulationX and some others are analogues of SimInTech abroad</text:span>.</text:p>
            <text:p text:style-name="P2"><text:span text:style-name="T1">Name of</text:span> <text:span text:style-name="T1">SimInTech is an acronym derived from English translation of the original name of the technology of MVTU</text:span> <text:span text:style-name="T1">software system</text:span> <text:span text:style-name="T1">(</text:span><text:span text:style-name="T2">Sim</text:span><text:span text:style-name="T1">ulation </text:span><text:span text:style-name="T2">In</text:span><text:span text:style-name="T1"> </text:span><text:span text:style-name="T2">Tech</text:span><text:span text:style-name="T1">nic).</text:span></text:p>
            <text:p text:style-name="P3">MVTU Version 4.0 corresponds to SimInTech Version 1.1.</text:p>
            <text:p text:style-name="P2"><text:span text:style-name="T1">Fields of</text:span> <text:span text:style-name="T1">SimInTech applications:</text:span></text:p>
            <text:list xml:id="list8373313430497174092" text:style-name="L2">
              <text:list-item>
                <text:p text:style-name="P10"><text:span text:style-name="T4">Design of automatic regulators</text:span><text:span text:style-name="T3">.</text:span></text:p>
              </text:list-item>
              <text:list-item>
                <text:p text:style-name="P11">Design of algorithms for logic-discrete and functional grouped control.</text:p>
              </text:list-item>
              <text:list-item>
                <text:p text:style-name="P11">Design estimated validation of algorithms of automated control systems for process flows. </text:p>
              </text:list-item>
              <text:list-item>
                <text:p text:style-name="P11">Software tool for development and functioning of APCS included into full-scale model of a control object.</text:p>
              </text:list-item>
            </text:list>
            <text:p text:style-name="P3">SimInTech capabilities:</text:p>
            <text:list xml:id="list4429358196305738307" text:style-name="L3">
              <text:list-item>
                <text:p text:style-name="P12">Universal modular graphic shell, which allows the capability of connection of external modules and generation of calculation patterns of a different class to be implemented in combination with capability for generation of video frames to display and control the calculations. </text:p>
              </text:list-item>
              <text:list-item>
                <text:p text:style-name="P12">Capability of modeling of systems of different types within a single shell along with data interchange among different calculation programs via a single base of signals and synchronization.</text:p>
              </text:list-item>
              <text:list-item>
                <text:p text:style-name="P12">Modeling and analysis of control systems.</text:p>
              </text:list-item>
              <text:list-item>
                <text:p text:style-name="P13"><text:span text:style-name="T1">Generation of a code for executive system</text:span>.</text:p>
              </text:list-item>
              <text:list-item>
                <text:p text:style-name="P13"><text:span text:style-name="T1">Capability of remote tuning for programs combined on a target system via a generated code along with data output directly to the initial algorithm scheme</text:span>.</text:p>
              </text:list-item>
            </text:list>
          </table:table-cell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бщая информация о программном комплексе</dc:title>
    <dc:date>2014-02-13T14:53:43.16</dc:date>
    <meta:generator>OpenOffice_Beta/4.1.0$Win32 OpenOffice.org_project/410m14$Build-9760</meta:generator>
    <meta:editing-duration>PT6H55M49S</meta:editing-duration>
    <meta:editing-cycles>139</meta:editing-cycles>
    <meta:document-statistic meta:table-count="1" meta:image-count="0" meta:object-count="0" meta:page-count="2" meta:paragraph-count="22" meta:word-count="389" meta:character-count="2680"/>
    <meta:user-defined meta:name="Поле 1"/>
    <meta:user-defined meta:name="Поле 2"/>
    <meta:user-defined meta:name="Поле 3"/>
    <meta:user-defined meta:name="Поле 4"/>
  </office:meta>
</office:document-meta>
</file>